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3B000002316B4941711992CB05.png" manifest:media-type="image/png"/>
  <manifest:file-entry manifest:full-path="Pictures/101AB350000069D500003780ABBBA002A9D7C37E.wmf" manifest:media-type="image/x-wmf"/>
  <manifest:file-entry manifest:full-path="Pictures/10000001000003D000000200700135977F80EA55.png" manifest:media-type="image/png"/>
  <manifest:file-entry manifest:full-path="Pictures/100000010000053D0000025197B411B8E0F47A7A.png" manifest:media-type="image/png"/>
  <manifest:file-entry manifest:full-path="Pictures/100000010000051F0000027DE2132040AA6F362F.png" manifest:media-type="image/png"/>
  <manifest:file-entry manifest:full-path="Pictures/1015440800005579000039FB67020FBEDCE76017.wmf" manifest:media-type="image/x-wmf"/>
  <manifest:file-entry manifest:full-path="Pictures/100E2BC4000069D500001D25F1A5E5BE6E9F6459.wmf" manifest:media-type="image/x-wmf"/>
  <manifest:file-entry manifest:full-path="Pictures/10000001000004000000011A8A68E0A900F68C9F.png" manifest:media-type="image/png"/>
  <manifest:file-entry manifest:full-path="Pictures/10000001000005490000027510B253DEEA2D02DE.png" manifest:media-type="image/png"/>
  <manifest:file-entry manifest:full-path="Pictures/100000010000055600000253B76526C07827AC8B.png" manifest:media-type="image/png"/>
  <manifest:file-entry manifest:full-path="Pictures/100000010000055600000293DDAC3F1D8B0864D7.png" manifest:media-type="image/png"/>
  <manifest:file-entry manifest:full-path="Pictures/100000010000054E0000027286A26928BD73B54F.png" manifest:media-type="image/png"/>
  <manifest:file-entry manifest:full-path="Pictures/10000001000005490000027702F70BAD112EB933.png" manifest:media-type="image/png"/>
  <manifest:file-entry manifest:full-path="Pictures/100000010000053C000001C57A38E40D751266AD.png" manifest:media-type="image/png"/>
  <manifest:file-entry manifest:full-path="Pictures/1000000100000556000002DB42C67A9B969D993D.png" manifest:media-type="image/png"/>
  <manifest:file-entry manifest:full-path="Pictures/1000000100000556000002988AEB567226A2137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00%"/>
    </style:style>
    <style:style style:name="P2" style:family="paragraph" style:parent-style-name="Standard">
      <style:paragraph-properties fo:margin-top="0in" fo:margin-bottom="0.139in" style:contextual-spacing="false" fo:line-height="100%"/>
      <style:text-properties officeooo:paragraph-rsid="0012046e"/>
    </style:style>
    <style:style style:name="P3" style:family="paragraph" style:parent-style-name="Standard">
      <style:paragraph-properties fo:margin-top="0in" fo:margin-bottom="0.139in" style:contextual-spacing="false" fo:line-height="100%"/>
      <style:text-properties style:font-name="Calibri" fo:font-size="11pt" fo:language="en" fo:country="US" style:font-size-asian="11pt"/>
    </style:style>
    <style:style style:name="P4" style:family="paragraph" style:parent-style-name="Standard">
      <style:paragraph-properties fo:margin-top="0in" fo:margin-bottom="0.139in" style:contextual-spacing="false" fo:line-height="115%"/>
      <style:text-properties officeooo:paragraph-rsid="0012046e"/>
    </style:style>
    <style:style style:name="T1" style:family="text">
      <style:text-properties style:font-name="Calibri" fo:font-size="11pt" fo:language="en" fo:country="US" style:font-size-asian="11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Image1" text:anchor-type="as-char" svg:width="6in" svg:height="3.1457in" draw:z-index="0"><draw:image xlink:href="Pictures/101AB350000069D500003780ABBBA002A9D7C37E.wmf" xlink:type="simple" xlink:show="embed" xlink:actuate="onLoad" draw:mime-type="image/x-wmf"/><draw:image xlink:href="Pictures/10000001000003D000000200700135977F80EA55.png" xlink:type="simple" xlink:show="embed" xlink:actuate="onLoad" draw:mime-type="image/png"/></draw:frame></text:p>
      <text:p text:style-name="P2"><draw:frame draw:style-name="fr4" draw:name="Image2" text:anchor-type="as-char" svg:width="6in" svg:height="4.0728in" draw:z-index="1"><draw:image xlink:href="Pictures/1015440800005579000039FB67020FBEDCE76017.wmf" xlink:type="simple" xlink:show="embed" xlink:actuate="onLoad" draw:mime-type="image/x-wmf"/><draw:image xlink:href="Pictures/100000010000033B000002316B4941711992CB05.png" xlink:type="simple" xlink:show="embed" xlink:actuate="onLoad" draw:mime-type="image/png"/></draw:frame></text:p>
      <text:p text:style-name="P2"><text:soft-page-break/><draw:frame draw:style-name="fr4" draw:name="Image3" text:anchor-type="as-char" svg:width="6in" svg:height="1.6563in" draw:z-index="2"><draw:image xlink:href="Pictures/100E2BC4000069D500001D25F1A5E5BE6E9F6459.wmf" xlink:type="simple" xlink:show="embed" xlink:actuate="onLoad" draw:mime-type="image/x-wmf"/><draw:image xlink:href="Pictures/10000001000004000000011A8A68E0A900F68C9F.png" xlink:type="simple" xlink:show="embed" xlink:actuate="onLoad" draw:mime-type="image/png"/></draw:frame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1" draw:name="Image4" text:anchor-type="char" svg:width="6.5in" svg:height="2.8744in" draw:z-index="3"><draw:image xlink:href="Pictures/100000010000053D0000025197B411B8E0F47A7A.png" xlink:type="simple" xlink:show="embed" xlink:actuate="onLoad" draw:mime-type="image/png"/></draw:frame><text:span text:style-name="T1"/></text:p>
      <text:p text:style-name="P3"><draw:frame draw:style-name="fr1" draw:name="Image5" text:anchor-type="char" svg:width="6.5in" svg:height="3.0217in" draw:z-index="4"><draw:image xlink:href="Pictures/10000001000005490000027510B253DEEA2D02DE.png" xlink:type="simple" xlink:show="embed" xlink:actuate="onLoad" draw:mime-type="image/png"/></draw:frame></text:p>
      <text:p text:style-name="P4"><text:soft-page-break/></text:p>
      <text:p text:style-name="P4"><draw:frame draw:style-name="fr1" draw:name="Image6" text:anchor-type="char" svg:width="6.5in" svg:height="3.1575in" draw:z-index="5"><draw:image xlink:href="Pictures/100000010000051F0000027DE2132040AA6F362F.png" xlink:type="simple" xlink:show="embed" xlink:actuate="onLoad" draw:mime-type="image/png"/></draw:frame></text:p>
      <text:p text:style-name="P4"><draw:frame draw:style-name="fr1" draw:name="Image7" text:anchor-type="char" svg:width="6.5in" svg:height="2.8307in" draw:z-index="6"><draw:image xlink:href="Pictures/100000010000055600000253B76526C07827AC8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3" draw:name="Image8" text:anchor-type="char" svg:x="0.1382in" svg:y="0.0874in" svg:width="6.5in" svg:height="3.1354in" draw:z-index="7"><draw:image xlink:href="Pictures/100000010000055600000293DDAC3F1D8B0864D7.png" xlink:type="simple" xlink:show="embed" xlink:actuate="onLoad" draw:mime-type="image/png"/></draw:frame><text:tab/><text:tab/></text:p>
      <text:p text:style-name="P4"><text:tab/><draw:frame draw:style-name="fr1" draw:name="Image9" text:anchor-type="char" svg:width="6.5in" svg:height="2.9957in" draw:z-index="8"><draw:image xlink:href="Pictures/100000010000054E0000027286A26928BD73B54F.png" xlink:type="simple" xlink:show="embed" xlink:actuate="onLoad" draw:mime-type="image/png"/></draw:frame><text:tab/><text:tab/></text:p>
      <text:p text:style-name="P4"><draw:frame draw:style-name="fr2" draw:name="Image10" text:anchor-type="char" svg:width="6.5in" svg:height="3.0311in" draw:z-index="9"><draw:image xlink:href="Pictures/10000001000005490000027702F70BAD112EB933.png" xlink:type="simple" xlink:show="embed" xlink:actuate="onLoad" draw:mime-type="image/png"/></draw:frame><text:soft-page-break/><text:tab/></text:p>
      <text:p text:style-name="P4"><draw:frame draw:style-name="fr1" draw:name="Image11" text:anchor-type="char" svg:width="6.5in" svg:height="2.1972in" draw:z-index="10"><draw:image xlink:href="Pictures/100000010000053C000001C57A38E40D751266AD.png" xlink:type="simple" xlink:show="embed" xlink:actuate="onLoad" draw:mime-type="image/png"/></draw:frame><text:tab/></text:p>
      <text:p text:style-name="P4"><draw:frame draw:style-name="fr1" draw:name="Image12" text:anchor-type="char" svg:width="6.5in" svg:height="3.478in" draw:z-index="11"><draw:image xlink:href="Pictures/1000000100000556000002DB42C67A9B969D993D.png" xlink:type="simple" xlink:show="embed" xlink:actuate="onLoad" draw:mime-type="image/png"/></draw:frame><text:soft-page-break/><text:tab/></text:p>
      <text:p text:style-name="P4"><draw:frame draw:style-name="fr1" draw:name="Image13" text:anchor-type="char" svg:width="6.5in" svg:height="3.1591in" draw:z-index="12"><draw:image xlink:href="Pictures/1000000100000556000002988AEB567226A2137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8T16:29:31.890000000</dc:date>
    <meta:editing-duration>PT6M31S</meta:editing-duration>
    <meta:editing-cycles>1</meta:editing-cycles>
    <meta:document-statistic meta:table-count="0" meta:image-count="13" meta:object-count="0" meta:page-count="6" meta:paragraph-count="8" meta:word-count="0" meta:character-count="8" meta:non-whitespace-character-count="0"/>
    <meta:generator>LibreOffice/7.2.6.2$Windows_X86_64 LibreOffice_project/b0ec3a565991f7569a5a7f5d24fed7f52653d754</meta:generator>
  </office:meta>
</office:document-meta>
</file>